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1d84a" officeooo:paragraph-rsid="0021d84a"/>
    </style:style>
    <style:style style:name="P2" style:family="paragraph" style:parent-style-name="Standard">
      <style:text-properties officeooo:rsid="0026bd91" officeooo:paragraph-rsid="0026bd91"/>
    </style:style>
    <style:style style:name="P3" style:family="paragraph" style:parent-style-name="Standard">
      <style:text-properties officeooo:rsid="0026dc61" officeooo:paragraph-rsid="0026dc61"/>
    </style:style>
    <style:style style:name="P4" style:family="paragraph" style:parent-style-name="Standard">
      <style:text-properties officeooo:rsid="00290b33" officeooo:paragraph-rsid="00290b33"/>
    </style:style>
    <style:style style:name="P5" style:family="paragraph" style:parent-style-name="Standard">
      <style:text-properties officeooo:rsid="002d948f" officeooo:paragraph-rsid="002d948f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58220"/>
      <style:paragraph-properties fo:text-align="center"/>
    </style:style>
    <style:style style:name="P10" style:family="paragraph">
      <loext:graphic-properties draw:fill-color="#0066b3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style:paragraph-properties fo:text-align="center"/>
      <style:text-properties fo:color="#eeeeee"/>
    </style:style>
    <style:style style:name="P14" style:family="paragraph">
      <loext:graphic-properties draw:fill="none" draw:fill-color="#ffffff"/>
      <style:paragraph-properties fo:text-align="center"/>
      <style:text-properties fo:color="#eeeeee"/>
    </style:style>
    <style:style style:name="P15" style:family="paragraph">
      <loext:graphic-properties draw:fill-color="#7da7d8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-color="#5e8ac7"/>
    </style:style>
    <style:style style:name="P18" style:family="paragraph">
      <loext:graphic-properties draw:fill="none" draw:fill-color="#ffffff"/>
      <style:text-properties fo:color="#ffffff"/>
    </style:style>
    <style:style style:name="P19" style:family="paragraph">
      <loext:graphic-properties draw:fill="none" draw:fill-color="#ffffff"/>
      <style:paragraph-properties fo:text-align="center"/>
      <style:text-properties fo:color="#eeeeee" fo:font-size="12pt"/>
    </style:style>
    <style:style style:name="T1" style:family="text">
      <style:text-properties officeooo:rsid="0026dc61"/>
    </style:style>
    <style:style style:name="T2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eeeeee"/>
    </style:style>
    <style:style style:name="T4" style:family="text">
      <style:text-properties fo:color="#ffffff"/>
    </style:style>
    <style:style style:name="T5" style:family="text">
      <style:text-properties fo:color="#eeeeee" fo:font-size="12pt" style:text-underline-style="solid" style:text-underline-width="auto" style:text-underline-color="font-color"/>
    </style:style>
    <style:style style:name="T6" style:family="text">
      <style:text-properties fo:color="#eeeeee" fo:font-size="12pt"/>
    </style:style>
    <style:style style:name="gr1" style:family="graphic">
      <style:graphic-properties draw:textarea-horizontal-align="justify" draw:textarea-vertical-align="middle" draw:auto-grow-height="false" fo:min-height="1.429cm" fo:min-width="19.9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0.598cm" fo:min-width="1.7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58220" draw:textarea-horizontal-align="justify" draw:textarea-vertical-align="middle" draw:auto-grow-height="false" fo:min-height="0.713cm" fo:min-width="0.7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0066b3" draw:textarea-horizontal-align="justify" draw:textarea-vertical-align="middle" draw:auto-grow-height="false" fo:min-height="6.985cm" fo:min-width="19.9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draw:stroke-dash="_32__20_Dots_20_1_20_Dash" svg:stroke-width="0cm" svg:stroke-color="#ffffff" draw:marker-start-width="0.353cm" draw:marker-end-width="0.353cm" draw:fill-color="#ffffff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7da7d8" draw:fill-color="#ffffff" draw:textarea-horizontal-align="justify" draw:textarea-vertical-align="middle" draw:auto-grow-height="false" fo:min-height="7.594cm" fo:min-width="19.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4.313cm" fo:min-width="4.3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4.339cm" fo:min-width="14.5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2.143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13" style:family="graphic">
      <style:graphic-properties draw:fill-color="#7da7d8" draw:textarea-horizontal-align="justify" draw:textarea-vertical-align="middle" draw:auto-grow-height="false" fo:min-height="1.101cm" fo:min-width="3.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1.191cm" fo:min-width="4.3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2.619cm" fo:min-width="19.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2.17cm" fo:min-width="20.0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-color="#ffffff" draw:textarea-horizontal-align="justify" draw:textarea-vertical-align="middle" draw:auto-grow-height="false" fo:min-height="0.716cm" fo:min-width="3.0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-color="#5e8ac7" draw:textarea-horizontal-align="justify" draw:textarea-vertical-align="middle" draw:auto-grow-height="false" fo:min-height="0.716cm" fo:min-width="3.0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textarea-horizontal-align="justify" draw:textarea-vertical-align="middle" draw:auto-grow-height="false" fo:min-height="4.339cm" fo:min-width="4.4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7.805cm" fo:min-width="15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textarea-horizontal-align="justify" draw:textarea-vertical-align="middle" draw:auto-grow-height="false" fo:min-height="0.956cm" fo:min-width="3.9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653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svg:width="19.924cm" svg:height="1.43cm" svg:x="-1.448cm" svg:y="-1.549cm"><text:p/><draw:enhanced-geometry svg:viewBox="0 0 21600 21600" draw:type="rectangle" draw:enhanced-path="M 0 0 L 21600 0 21600 21600 0 21600 0 0 Z N"/></draw:custom-shape><draw:custom-shape text:anchor-type="paragraph" draw:z-index="1" draw:name="Forme2" draw:style-name="gr2" draw:text-style-name="P6" svg:width="1.8cm" svg:height="0.662cm" svg:x="6.225cm" svg:y="-1.1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" draw:style-name="gr2" draw:text-style-name="P6" svg:width="1.8cm" svg:height="0.662cm" svg:x="9.225cm" svg:y="-1.1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2" draw:style-name="gr2" draw:text-style-name="P6" svg:width="1.8cm" svg:height="0.662cm" svg:x="12.226cm" svg:y="-1.1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2" draw:style-name="gr2" draw:text-style-name="P6" svg:width="1.8cm" svg:height="0.662cm" svg:x="15.226cm" svg:y="-1.1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" draw:name="Forme3" draw:style-name="gr3" draw:text-style-name="P7" svg:width="2.065cm" svg:height="0.53cm" svg:x="6.357cm" svg:y="-1.178cm"><draw:text-box><text:p>Menu1</text:p></draw:text-box></draw:frame><draw:frame text:anchor-type="paragraph" draw:z-index="6" draw:name="Forme3" draw:style-name="gr3" draw:text-style-name="P7" svg:width="2.065cm" svg:height="0.53cm" svg:x="9.4cm" svg:y="-1.178cm"><draw:text-box><text:p>Menu2</text:p></draw:text-box></draw:frame><draw:frame text:anchor-type="paragraph" draw:z-index="7" draw:name="Forme3" draw:style-name="gr3" draw:text-style-name="P7" svg:width="2.065cm" svg:height="0.53cm" svg:x="12.39cm" svg:y="-1.178cm"><draw:text-box><text:p>Menu3</text:p></draw:text-box></draw:frame><draw:frame text:anchor-type="paragraph" draw:z-index="8" draw:name="Forme3" draw:style-name="gr3" draw:text-style-name="P7" svg:width="2.065cm" svg:height="0.53cm" svg:x="15.353cm" svg:y="-1.178cm"><draw:text-box><text:p>Menu4</text:p></draw:text-box></draw:frame><draw:custom-shape text:anchor-type="paragraph" draw:z-index="9" draw:name="Forme4" draw:style-name="gr4" draw:text-style-name="P9" svg:width="1.006cm" svg:height="1.006cm" svg:x="-1.157cm" svg:y="-1.284cm"><text:p text:style-name="P8">log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5" draw:style-name="gr5" draw:text-style-name="P10" svg:width="19.924cm" svg:height="6.986cm" svg:x="-1.448cm" svg:y="-0.12cm"><text:p/><draw:enhanced-geometry svg:viewBox="0 0 21600 21600" draw:type="rectangle" draw:enhanced-path="M 0 0 L 21600 0 21600 21600 0 21600 0 0 Z N"/></draw:custom-shape><draw:line text:anchor-type="paragraph" draw:z-index="11" draw:name="Forme6" draw:style-name="gr6" draw:text-style-name="P11" svg:x1="-1.448cm" svg:y1="-0.12cm" svg:x2="18.475cm" svg:y2="6.865cm"><text:p/></draw:line><draw:line text:anchor-type="paragraph" draw:z-index="12" draw:name="Forme7" draw:style-name="gr7" draw:text-style-name="P8" svg:x1="-1.448cm" svg:y1="6.865cm" svg:x2="18.475cm" svg:y2="-0.12cm"><text:p/></draw:line><draw:custom-shape text:anchor-type="paragraph" draw:z-index="13" draw:name="Forme8" draw:style-name="gr8" draw:text-style-name="P6" svg:width="19.871cm" svg:height="7.594cm" svg:x="-1.342cm" svg:y="7.818cm"><text:p/><draw:enhanced-geometry svg:viewBox="0 0 21600 21600" draw:type="rectangle" draw:enhanced-path="M 0 0 L 21600 0 21600 21600 0 21600 0 0 Z N"/></draw:custom-shape><draw:custom-shape text:anchor-type="paragraph" draw:z-index="14" draw:name="Forme9" draw:style-name="gr9" draw:text-style-name="P8" svg:width="4.313cm" svg:height="4.313cm" svg:x="-0.998cm" svg:y="8.056cm"><text:p/><draw:enhanced-geometry svg:viewBox="0 0 21600 21600" draw:type="rectangle" draw:enhanced-path="M 0 0 L 21600 0 21600 21600 0 21600 0 0 Z N"/></draw:custom-shape><draw:custom-shape text:anchor-type="paragraph" draw:z-index="15" draw:name="Forme10" draw:style-name="gr10" svg:width="14.526cm" svg:height="4.34cm" svg:x="3.711cm" svg:y="8.082cm"><text:p/><draw:enhanced-geometry svg:viewBox="0 0 21600 21600" draw:type="rectangle" draw:enhanced-path="M 0 0 L 21600 0 21600 21600 0 21600 0 0 Z N"/></draw:custom-shape><draw:frame text:anchor-type="paragraph" draw:z-index="16" draw:name="Forme11" draw:style-name="gr11" draw:text-style-name="P12" svg:width="3.202cm" svg:height="0.556cm" svg:x="3.923cm" svg:y="8.294cm"><draw:text-box><text:p><text:span text:style-name="T2">DESCRIPTION</text:span></text:p></draw:text-box></draw:frame><draw:frame text:anchor-type="paragraph" draw:z-index="17" draw:name="Forme12" draw:style-name="gr12" draw:text-style-name="P14" svg:width="12.729cm" svg:height="2.144cm" svg:x="3.896cm" svg:y="9.077cm"><draw:text-box><text:p text:style-name="P13"><text:span text:style-name="T3">Note : 4,4 - </text:span><text:span text:style-name="T3">‎6 510 284 votes - </text:span><text:span text:style-name="T3">‎Gratuit - ‎Android </text:span><text:span text:style-name="T3">- ‎Utilitaires/Outils</text:span></text:p><text:p text:style-name="P13"><text:span text:style-name="T3">Il y a 6 jours - </text:span><text:span text:style-name="T3">Traduisez dans </text:span><text:span text:style-name="T3">103 langues en </text:span><text:span text:style-name="T3">saisissant du texte. </text:span><text:span text:style-name="T3">• Fonctionnalité </text:span><text:span text:style-name="T3">Appuyez pour </text:span><text:span text:style-name="T3">traduire : copiez </text:span><text:span text:style-name="T3">du texte dans une </text:span><text:span text:style-name="T3">application et la ...</text:span></text:p></draw:text-box></draw:frame><draw:custom-shape text:anchor-type="paragraph" draw:z-index="18" draw:name="Forme13" draw:style-name="gr13" draw:text-style-name="P15" svg:width="3.467cm" svg:height="1.218cm" svg:x="3.896cm" svg:y="13.98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9" draw:name="Forme14" draw:style-name="gr14" draw:text-style-name="P16" svg:width="2.673cm" svg:height="0.795cm" svg:x="4.24cm" svg:y="14.406cm"><draw:text-box><text:p text:style-name="P8">Contactes</text:p></draw:text-box></draw:frame><draw:custom-shape text:anchor-type="paragraph" draw:z-index="20" draw:name="Forme13" draw:style-name="gr13" draw:text-style-name="P15" svg:width="3.467cm" svg:height="1.218cm" svg:x="7.897cm" svg:y="13.95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1" draw:name="Forme14" draw:style-name="gr14" draw:text-style-name="P16" svg:width="2.673cm" svg:height="0.976cm" svg:x="8.294cm" svg:y="14.198cm"><draw:text-box><text:p text:style-name="P8">Faire du commende</text:p></draw:text-box></draw:frame><draw:custom-shape text:anchor-type="paragraph" draw:z-index="22" draw:name="Forme13" draw:style-name="gr13" draw:text-style-name="P15" svg:width="3.467cm" svg:height="1.218cm" svg:x="11.897cm" svg:y="13.95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3" draw:name="Forme14" draw:style-name="gr14" draw:text-style-name="P16" svg:width="2.673cm" svg:height="0.795cm" svg:x="12.241cm" svg:y="14.353cm"><draw:text-box><text:p text:style-name="P8">Autres offres</text:p></draw:text-box></draw:frame><draw:custom-shape text:anchor-type="paragraph" draw:z-index="24" draw:name="Forme15" draw:style-name="gr15" svg:width="4.313cm" svg:height="1.191cm" svg:x="-0.998cm" svg:y="12.554cm"><text:p/><draw:enhanced-geometry svg:viewBox="0 0 21600 21600" draw:type="rectangle" draw:enhanced-path="M 0 0 L 21600 0 21600 21600 0 21600 0 0 Z N"/></draw:custom-shape><draw:frame text:anchor-type="paragraph" draw:z-index="25" draw:name="Forme16" draw:style-name="gr16" draw:text-style-name="P16" svg:width="3.705cm" svg:height="1.006cm" svg:x="-0.998cm" svg:y="12.554cm"><draw:text-box><text:p text:style-name="P8">Proprietaire du produit(entreprise)</text:p></draw:text-box></draw:frame><draw:custom-shape text:anchor-type="paragraph" draw:z-index="26" draw:name="Forme15" draw:style-name="gr15" svg:width="4.313cm" svg:height="1.191cm" svg:x="-0.998cm" svg:y="13.972cm"><text:p/><draw:enhanced-geometry svg:viewBox="0 0 21600 21600" draw:type="rectangle" draw:enhanced-path="M 0 0 L 21600 0 21600 21600 0 21600 0 0 Z N"/></draw:custom-shape><draw:frame text:anchor-type="paragraph" draw:z-index="27" draw:name="Forme17" draw:style-name="gr17" draw:text-style-name="P16" svg:width="3.52cm" svg:height="0.976cm" svg:x="-0.575cm" svg:y="13.972cm"><draw:text-box><text:p text:style-name="P8">Prix du produit en <text:s/>ARIARY</text:p></draw:text-box></draw:frame><draw:line text:anchor-type="paragraph" draw:z-index="28" draw:name="Forme18" draw:style-name="gr7" draw:text-style-name="P8" svg:x1="-0.998cm" svg:y1="8.056cm" svg:x2="3.315cm" svg:y2="12.369cm"><text:p/></draw:line><draw:line text:anchor-type="paragraph" draw:z-index="29" draw:name="Forme19" draw:style-name="gr7" draw:text-style-name="P8" svg:x1="3.315cm" svg:y1="8.056cm" svg:x2="-0.998cm" svg:y2="12.369cm"><text:p/></draw:line><draw:custom-shape text:anchor-type="paragraph" draw:z-index="30" draw:name="Forme20" draw:style-name="gr18" svg:width="19.871cm" svg:height="2.62cm" svg:x="-1.342cm" svg:y="24.412cm"><text:p/><draw:enhanced-geometry svg:viewBox="0 0 21600 21600" draw:type="rectangle" draw:enhanced-path="M 0 0 L 21600 0 21600 21600 0 21600 0 0 Z N"/></draw:custom-shape><draw:custom-shape text:anchor-type="paragraph" draw:z-index="31" draw:name="Forme8" draw:style-name="gr8" draw:text-style-name="P6" svg:width="19.871cm" svg:height="7.594cm" svg:x="-1.342cm" svg:y="15.819cm"><text:p/><draw:enhanced-geometry svg:viewBox="0 0 21600 21600" draw:type="rectangle" draw:enhanced-path="M 0 0 L 21600 0 21600 21600 0 21600 0 0 Z N"/></draw:custom-shape><draw:custom-shape text:anchor-type="paragraph" draw:z-index="32" draw:name="Forme9" draw:style-name="gr9" draw:text-style-name="P8" svg:width="4.313cm" svg:height="4.313cm" svg:x="-0.998cm" svg:y="16.057cm"><text:p/><draw:enhanced-geometry svg:viewBox="0 0 21600 21600" draw:type="rectangle" draw:enhanced-path="M 0 0 L 21600 0 21600 21600 0 21600 0 0 Z N"/></draw:custom-shape><draw:line text:anchor-type="paragraph" draw:z-index="33" draw:name="Forme18" draw:style-name="gr7" draw:text-style-name="P8" svg:x1="-0.998cm" svg:y1="16.057cm" svg:x2="3.315cm" svg:y2="20.37cm"><text:p/></draw:line><draw:line text:anchor-type="paragraph" draw:z-index="34" draw:name="Forme19" draw:style-name="gr7" draw:text-style-name="P8" svg:x1="3.315cm" svg:y1="16.057cm" svg:x2="-0.998cm" svg:y2="20.37cm"><text:p/></draw:line><draw:custom-shape text:anchor-type="paragraph" draw:z-index="35" draw:name="Forme15" draw:style-name="gr15" svg:width="4.313cm" svg:height="1.191cm" svg:x="-0.998cm" svg:y="20.555cm"><text:p/><draw:enhanced-geometry svg:viewBox="0 0 21600 21600" draw:type="rectangle" draw:enhanced-path="M 0 0 L 21600 0 21600 21600 0 21600 0 0 Z N"/></draw:custom-shape><draw:frame text:anchor-type="paragraph" draw:z-index="36" draw:name="Forme16" draw:style-name="gr16" draw:text-style-name="P16" svg:width="3.705cm" svg:height="1.006cm" svg:x="-0.998cm" svg:y="20.555cm"><draw:text-box><text:p text:style-name="P8">Proprietaire du produit(entreprise)</text:p></draw:text-box></draw:frame><draw:custom-shape text:anchor-type="paragraph" draw:z-index="37" draw:name="Forme15" draw:style-name="gr15" svg:width="4.313cm" svg:height="1.191cm" svg:x="-0.998cm" svg:y="21.973cm"><text:p/><draw:enhanced-geometry svg:viewBox="0 0 21600 21600" draw:type="rectangle" draw:enhanced-path="M 0 0 L 21600 0 21600 21600 0 21600 0 0 Z N"/></draw:custom-shape><draw:frame text:anchor-type="paragraph" draw:z-index="38" draw:name="Forme17" draw:style-name="gr17" draw:text-style-name="P16" svg:width="3.52cm" svg:height="0.976cm" svg:x="-0.575cm" svg:y="21.973cm"><draw:text-box><text:p text:style-name="P8">Prix du produit en <text:s/>ARIARY</text:p></draw:text-box></draw:frame><draw:custom-shape text:anchor-type="paragraph" draw:z-index="39" draw:name="Forme10" draw:style-name="gr10" svg:width="14.526cm" svg:height="4.34cm" svg:x="3.711cm" svg:y="16.083cm"><text:p/><draw:enhanced-geometry svg:viewBox="0 0 21600 21600" draw:type="rectangle" draw:enhanced-path="M 0 0 L 21600 0 21600 21600 0 21600 0 0 Z N"/></draw:custom-shape><draw:frame text:anchor-type="paragraph" draw:z-index="40" draw:name="Forme11" draw:style-name="gr11" draw:text-style-name="P12" svg:width="3.202cm" svg:height="0.556cm" svg:x="3.923cm" svg:y="16.295cm"><draw:text-box><text:p><text:span text:style-name="T2">DESCRIPTION</text:span></text:p></draw:text-box></draw:frame><draw:frame text:anchor-type="paragraph" draw:z-index="41" draw:name="Forme12" draw:style-name="gr12" draw:text-style-name="P14" svg:width="12.729cm" svg:height="2.144cm" svg:x="3.896cm" svg:y="17.078cm"><draw:text-box><text:p text:style-name="P13"><text:span text:style-name="T3">Note : 4,4 - </text:span><text:span text:style-name="T3">‎6 510 284 votes - </text:span><text:span text:style-name="T3">‎Gratuit - ‎Android </text:span><text:span text:style-name="T3">- ‎Utilitaires/Outils</text:span></text:p><text:p text:style-name="P13"><text:span text:style-name="T3">Il y a 6 jours - </text:span><text:span text:style-name="T3">Traduisez dans </text:span><text:span text:style-name="T3">103 langues en </text:span><text:span text:style-name="T3">saisissant du texte. </text:span><text:span text:style-name="T3">• Fonctionnalité </text:span><text:span text:style-name="T3">Appuyez pour </text:span><text:span text:style-name="T3">traduire : copiez </text:span><text:span text:style-name="T3">du texte dans une </text:span><text:span text:style-name="T3">application et la ...</text:span></text:p></draw:text-box></draw:frame><draw:custom-shape text:anchor-type="paragraph" draw:z-index="42" draw:name="Forme13" draw:style-name="gr13" draw:text-style-name="P15" svg:width="3.467cm" svg:height="1.218cm" svg:x="3.896cm" svg:y="21.9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3" draw:name="Forme14" draw:style-name="gr14" draw:text-style-name="P16" svg:width="2.673cm" svg:height="0.795cm" svg:x="4.24cm" svg:y="22.407cm"><draw:text-box><text:p text:style-name="P8">Contactes</text:p></draw:text-box></draw:frame><draw:custom-shape text:anchor-type="paragraph" draw:z-index="44" draw:name="Forme13" draw:style-name="gr13" draw:text-style-name="P15" svg:width="3.467cm" svg:height="1.218cm" svg:x="7.897cm" svg:y="21.9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5" draw:name="Forme14" draw:style-name="gr14" draw:text-style-name="P16" svg:width="2.673cm" svg:height="0.976cm" svg:x="8.294cm" svg:y="22.199cm"><draw:text-box><text:p text:style-name="P8">Faire du commende</text:p></draw:text-box></draw:frame><draw:custom-shape text:anchor-type="paragraph" draw:z-index="46" draw:name="Forme13" draw:style-name="gr13" draw:text-style-name="P15" svg:width="3.467cm" svg:height="1.218cm" svg:x="11.897cm" svg:y="21.9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7" draw:name="Forme14" draw:style-name="gr14" draw:text-style-name="P16" svg:width="2.673cm" svg:height="0.795cm" svg:x="12.241cm" svg:y="22.354cm"><draw:text-box><text:p text:style-name="P8">Autres offre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59" draw:name="Forme27" draw:style-name="gr25" svg:width="4.102cm" svg:height="1.059cm" svg:x="5.934cm" svg:y="0.404cm"><text:p text:style-name="P8">Se connect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62" draw:name="Forme12" draw:style-name="gr26" draw:text-style-name="P19" svg:width="9.526cm" svg:height="0.653cm" svg:x="0.801cm" svg:y="0.065cm"><draw:text-box><text:p text:style-name="P8"><text:span text:style-name="T5">Marque </text:span><text:span text:style-name="T6">: </text:span><text:span text:style-name="T6">HUAWEI</text:span></text:p></draw:text-box></draw:frame><draw:frame text:anchor-type="paragraph" draw:z-index="63" draw:name="Forme12" draw:style-name="gr26" draw:text-style-name="P19" svg:width="9.526cm" svg:height="0.653cm" svg:x="0.801cm" svg:y="-7.936cm"><draw:text-box><text:p text:style-name="P8"><text:span text:style-name="T5">Marque </text:span><text:span text:style-name="T6">: </text:span><text:span text:style-name="T6">HUAWEI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custom-shape text:anchor-type="paragraph" draw:z-index="48" draw:name="Forme21" draw:style-name="gr19" svg:width="20.003cm" svg:height="2.17cm" svg:x="-1.395cm" svg:y="1.36cm"><text:p/><draw:enhanced-geometry svg:viewBox="0 0 21600 21600" draw:type="rectangle" draw:enhanced-path="M 0 0 L 21600 0 21600 21600 0 21600 0 0 Z N"/></draw:custom-shape><draw:custom-shape text:anchor-type="paragraph" draw:z-index="49" draw:name="Forme22" draw:style-name="gr20" draw:text-style-name="P6" svg:width="3.176cm" svg:height="0.795cm" svg:x="10.516cm" svg:y="1.995cm"><text:p>Nouveau Pub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0" draw:name="Forme22" draw:style-name="gr21" draw:text-style-name="P17" svg:width="3.176cm" svg:height="0.795cm" svg:x="-1.152cm" svg:y="9.546cm"><text:p>Remplacer detail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1" draw:name="Forme22" draw:style-name="gr21" draw:text-style-name="P17" svg:width="3.176cm" svg:height="0.795cm" svg:x="-1.147cm" svg:y="11.414cm"><text:p>Enlever la Pub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2" draw:name="Forme23" draw:style-name="gr22" draw:text-style-name="P7" svg:width="5.848cm" svg:height="0.636cm" svg:x="-0.998cm" svg:y="2.074cm"><draw:text-box><text:p>Utilisateurs</text:p></draw:text-box></draw:frame><draw:custom-shape text:anchor-type="paragraph" draw:z-index="53" draw:name="Forme25" draw:style-name="gr23" svg:width="4.419cm" svg:height="4.34cm" svg:x="-1.157cm" svg:y="4.509cm"><text:p/><draw:enhanced-geometry svg:viewBox="0 0 21600 21600" draw:type="rectangle" draw:enhanced-path="M 0 0 L 21600 0 21600 21600 0 21600 0 0 Z N"/></draw:custom-shape><draw:custom-shape text:anchor-type="paragraph" draw:z-index="55" draw:name="Forme22" draw:style-name="gr20" draw:text-style-name="P6" svg:width="3.176cm" svg:height="0.795cm" svg:x="14.517cm" svg:y="1.995cm"><text:p>Deconnect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6" draw:name="Forme11" draw:style-name="gr11" draw:text-style-name="P12" svg:width="3.202cm" svg:height="0.556cm" svg:x="3.817cm" svg:y="4.852cm"><draw:text-box><text:p><text:span text:style-name="T2">DESCRIPTION</text:span></text:p></draw:text-box></draw:frame><draw:frame text:anchor-type="paragraph" draw:z-index="57" draw:name="Forme12" draw:style-name="gr12" draw:text-style-name="P14" svg:width="12.729cm" svg:height="2.144cm" svg:x="4.611cm" svg:y="5.779cm"><draw:text-box><text:p text:style-name="P13"><text:span text:style-name="T3">Note : 4,4 - </text:span><text:span text:style-name="T3">‎6 510 284 votes - </text:span><text:span text:style-name="T3">‎Gratuit - ‎Android </text:span><text:span text:style-name="T3">- ‎Utilitaires/Outils</text:span></text:p><text:p text:style-name="P13"><text:span text:style-name="T3">Il y a 6 jours - </text:span><text:span text:style-name="T3">Traduisez dans </text:span><text:span text:style-name="T3">103 langues en </text:span><text:span text:style-name="T3">saisissant du texte. </text:span><text:span text:style-name="T3">• Fonctionnalité </text:span><text:span text:style-name="T3">Appuyez pour </text:span><text:span text:style-name="T3">traduire : copiez </text:span><text:span text:style-name="T3">du texte dans une </text:span><text:span text:style-name="T3">application et la ...</text:span></text:p></draw:text-box></draw:frame><draw:frame text:anchor-type="paragraph" draw:z-index="58" draw:name="Forme24" draw:style-name="gr17" draw:text-style-name="P18" svg:width="3.758cm" svg:height="0.689cm" svg:x="3.844cm" svg:y="8.557cm"><draw:text-box><text:p><text:span text:style-name="T4">PRIX : 000 Ar</text:span></text:p></draw:text-box></draw:frame><text:soft-page-break/>DASHBOR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60" draw:name="Forme28" draw:style-name="gr7" draw:text-style-name="P8" svg:x1="-1.157cm" svg:y1="0.127cm" svg:x2="3.262cm" svg:y2="4.466cm"><text:p/></draw:line><draw:line text:anchor-type="paragraph" draw:z-index="61" draw:name="Forme29" draw:style-name="gr7" draw:text-style-name="P8" svg:x1="3.262cm" svg:y1="0.127cm" svg:x2="-1.157cm" svg:y2="4.466cm"><text:p/></draw:line><draw:custom-shape text:anchor-type="paragraph" draw:z-index="54" draw:name="Forme26" draw:style-name="gr24" svg:width="15.003cm" svg:height="7.806cm" svg:x="3.526cm" svg:y="0.127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ables:</text:p>
      <text:p text:style-name="P2">utilisateur: nom, prénom, émail, entreprise, mdp</text:p>
      <text:p text:style-name="P2">entrepris:<text:span text:style-name="T1">nom de l’entreprise == user_entreprise,</text:span> adresse, contactes(tel, email), <text:span text:style-name="T1">activites</text:span></text:p>
      <text:p text:style-name="P2">produit: Description, Prix, <text:span text:style-name="T1">marque,</text:span> id_entr</text:p>
      <text:p text:style-name="P4">client : nom , prenom, email</text:p>
      <text:p text:style-name="P2"/>
      <text:p text:style-name="P2"/>
      <text:p text:style-name="P2"/>
      <text:p text:style-name="P2"/>
      <text:p text:style-name="P3">Registre→ Compléter l’information de votre entreprise →login→ Dashbor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but du projet:</text:p>
      <text:p text:style-name="P4"><text:tab/>Faire de la publicité sur un plateforme auxquelles les clients peuvent faire une simple <text:tab/>commende après avoir remplir une formulaire</text:p>
      <text:p text:style-name="P4"><text:tab/></text:p>
      <text:p text:style-name="P4"><text:tab/>les Administrateur du site aura accès à une page d’administration :</text:p>
      <text:p text:style-name="P4"><text:tab/><text:tab/>-Nouvelle publicité</text:p>
      <text:p text:style-name="P4"><text:tab/><text:tab/>-Mise a jour( Modification )</text:p>
      <text:p text:style-name="P4"><text:tab/><text:tab/>-Suppression</text:p>
      <text:p text:style-name="P4"/>
      <text:p text:style-name="P5">cibles: </text:p>
      <text:p text:style-name="P5"><text:tab/>les entreprises qui veulent montrer ses produits</text:p>
      <text:p text:style-name="P5"/>
      <text:p text:style-name="P5">technologie:</text:p>
      <text:p text:style-name="P5"><text:s/><text:tab/></text:p>
      <text:p text:style-name="P5"><text:tab/>Node js and Express pour le back-End</text:p>
      <text:p text:style-name="P5"><text:tab/></text:p>
      <text:p text:style-name="P5"><text:tab/>reactJs front</text:p>
      <text:p text:style-name="P5"/>
      <text:p text:style-name="P5"><text:tab/>mongodb stockage de donner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1:29:28.266070750</meta:creation-date>
    <dc:date>2019-08-12T14:20:45.466376750</dc:date>
    <meta:editing-duration>PT22M2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23" meta:word-count="100" meta:character-count="727" meta:non-whitespace-character-count="627"/>
  </office:meta>
</office:document-meta>
</file>